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P maquette&amp;intégration 2</text:h>
      <text:p text:style-name="Standard"/>
      <text:h text:style-name="Heading_20_2" text:outline-level="2">Le projet :</text:h>
      <text:p text:style-name="Standard"/>
      <text:p text:style-name="Standard">Le centre AFPA de Niort dispense la formation de « développeur web &amp; web mobile ». Afin de mieux communiquer sur le sujet, il est prévu de développer un site web qui mette en avant cette formation et permette aux futurs stagiaires de s'informer. Le futur site aura pour titre « Niort Coding by Afpa »</text:p>
      <text:p text:style-name="Standard"/>
      <text:p text:style-name="Standard">En tant que stagiaire de cette formation, on vous demande de proposer une maquette (IHM) du projet et de réaliser l'intégration HTML / CSS de votre proposition.</text:p>
      <text:p text:style-name="Standard"/>
      <text:h text:style-name="Heading_20_2" text:outline-level="2">Les modalités :</text:h>
      <text:p text:style-name="Standard"/>
      <text:p text:style-name="Standard">La phase de maquettage doit prendre en compte :</text:p>
      <text:list xml:id="list3700718936632628841" text:style-name="L2">
        <text:list-item>
          <text:list>
            <text:list-item>
              <text:p text:style-name="P3">site en RWD</text:p>
            </text:list-item>
            <text:list-item>
              <text:p text:style-name="P3">La page doit avoir un contenu hiérarchisé (du + important au - important)</text:p>
            </text:list-item>
            <text:list-item>
              <text:p text:style-name="P3">Le contenu de chaque partie doit être clairement identifier</text:p>
            </text:list-item>
          </text:list>
        </text:list-item>
      </text:list>
      <text:p text:style-name="Standard"/>
      <text:p text:style-name="Standard">La phase d'intégration s'accompagne des modalités suivantes :</text:p>
      <text:list xml:id="list375309499491170210" text:style-name="L1">
        <text:list-item>
          <text:list>
            <text:list-item>
              <text:p text:style-name="P2">Possibilité d'utiliser un framework</text:p>
            </text:list-item>
            <text:list-item>
              <text:p text:style-name="P2">Le header doit comporter le le titre du site + le menu et doit être en position fixe en haut de page</text:p>
            </text:list-item>
            <text:list-item>
              <text:p text:style-name="P2">Vous êtes libre de designer le titre comme vous le souhaitez</text:p>
            </text:list-item>
            <text:list-item>
              <text:p text:style-name="P2">Un diaporama explicatif (pas plus de 3 slides)</text:p>
            </text:list-item>
            <text:list-item>
              <text:p text:style-name="P2">Mise en avant que c'est une formation qualifiante, la durée, le titre visé</text:p>
            </text:list-item>
            <text:list-item>
              <text:p text:style-name="P2">Les dates des prochaines sessions si il y en a</text:p>
            </text:list-item>
            <text:list-item>
              <text:p text:style-name="P2">Consacrer une partie à l'approche pédagogique : autonomie dans le travail, utilisation d'outils professionnels, stage en entreprise, etc...</text:p>
            </text:list-item>
            <text:list-item>
              <text:p text:style-name="P2">Mettre en avant les technologies : HTML, CSS, JS, React, Jquery, PHP, Symfony, Merise, SQL, MySQL, WordPress</text:p>
            </text:list-item>
            <text:list-item>
              <text:p text:style-name="P2">Un formulaire de contact permettant de demander à recevoir de la documentation</text:p>
            </text:list-item>
            <text:list-item>
              <text:p text:style-name="P2">Une carte interactive pour localiser le centre</text:p>
            </text:list-item>
            <text:list-item>
              <text:p text:style-name="P2">L'adresse, les coordonnées et les heures d'ouvertures</text:p>
            </text:list-item>
            <text:list-item>
              <text:p text:style-name="P2">Les liens vers Facebook, twitter</text:p>
            </text:list-item>
            <text:list-item>
              <text:p text:style-name="P2">Les liens vers les pages : « mentions légales » et « politique de confidentialité »</text:p>
            </text:list-item>
          </text:list>
        </text:list-item>
      </text:list>
      <text:p text:style-name="Standard"/>
      <text:h text:style-name="Heading_20_2" text:outline-level="2">Travail à réaliser :</text:h>
      <text:list xml:id="list3833263148051506506" text:style-name="L3">
        <text:list-item>
          <text:list>
            <text:list-item>
              <text:p text:style-name="P4">maquettage de la single page en RWD</text:p>
            </text:list-item>
            <text:list-item>
              <text:p text:style-name="P4">Intégration HTML / CSS</text:p>
            </text:list-item>
            <text:list-item>
              <text:p text:style-name="P4">Versionner sur Github</text:p>
            </text:list-item>
          </text:list>
        </text:list-item>
      </text:list>
      <text:p text:style-name="Standard"/>
      <text:h text:style-name="Heading_20_2" text:outline-level="2"><text:soft-page-break/>A votre disposition pour les contenus :</text:h>
      <text:p text:style-name="Standard"><text:a xlink:type="simple" xlink:href="https://www.afpa.fr/formation-qualifiante/developpeur-logiciel" text:style-name="Internet_20_link" text:visited-style-name="Visited_20_Internet_20_Link">https://www.afpa.fr/formation-qualifiante/developpeur-logiciel</text:a></text:p>
      <text:p text:style-name="Standard">Le logo de l'AFPA au format jpg</text:p>
      <text:h text:style-name="Heading_20_2" text:outline-level="2">Livrables attendus :</text:h>
      <text:p text:style-name="Standard">Les maquettes de la single page.</text:p>
      <text:p text:style-name="Standard">Le fichier index.html + rép. images + rép. CSS.</text:p>
      <text:p text:style-name="Standard">Votre projet versionner <text:s/>dans Githu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fpa formateur</meta:initial-creator>
    <meta:creation-date>2020-07-29T09:30:41</meta:creation-date>
    <dc:date>2020-07-29T10:26:06</dc:date>
    <dc:creator>afpa formateur</dc:creator>
    <meta:editing-duration>PT55M25S</meta:editing-duration>
    <meta:editing-cycles>13</meta:editing-cycles>
    <meta:generator>OpenOffice/4.1.2$Unix OpenOffice.org_project/412m3$Build-9782</meta:generator>
    <meta:document-statistic meta:table-count="0" meta:image-count="0" meta:object-count="0" meta:page-count="2" meta:paragraph-count="34" meta:word-count="359" meta:character-count="2046"/>
  </office:meta>
</office:document-meta>
</file>